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line-height="115%" fo:text-align="justify" style:justify-single-word="false" fo:text-indent="0.7cm" style:auto-text-indent="false" style:page-number="auto" fo:background-color="transparent"/>
      <style:text-properties officeooo:rsid="000b262c" officeooo:paragraph-rsid="000b26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mina Zawichost jest cześcią Wyżyny Sandomierskiej. Krajobraz Wyżyny Sandomierskiej zaczął się rozwijać w zasadzie po sendymentacji lessu. Zbudowana wówczas została powierzchnia terenu, powstała skała macierzysta dla gleb, skała szczególna, na której w warunkach klimatyczncyh holocenu pojawiły się odpowiednie zbiorowiska roślinne. Doprowadziły one do wytworzenia się adekwatnych gleb. Rzeźba terenu nie była jednak lessowa, przynajmniej w małym stopniu, lecz odziedziczona po erozji i denudacji interglacjalnej, preyglacjalnej a także trzeciorzędowej. Trzeciorzędowa erozja, denudacja i zalewy morskie doprowadziły do powstania dużych form rzeźby, które nie zostały zatarte przez lodowce i stanowią podstawę rzeźby dzisiejszej. Morfogenetyczne procesy trzeciorzędowe rozwijały się na powierzchni niejednorodnej zarówno pod względem ukształtowania jak i budowy litologicznej. Ta ostatnia powstała w wyniku jeszcze starszych procesów niszczących i budujących, orogenez i zalewów morskich. Wytworzone wówczas skały, dziś przeważnie lite i twarde, odsłaniają się obecnie na zboczach dolin i wąwozów, warunkując ich duże spadki i wpływając na ich krajobraz. Skałe te są również w bardzo wielu przypadkach utworem wodonośnym wód podziemnych, głębokich, trudno dostępnych, wpływających jednak źródłami, które dostarczają wody roślinom i człowiekowi na suchym ogólnie biorąc terenie. Z tego jednak wynika, że skały starsze, także przedtrzeciorzędowe, są ważnym komponentem krajobrazu, historycznie najstarszym i zarazem najbardziej konserwatywnym, najtrudniej ulegającym zmianom naturalnym i antropogeniczny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33S</meta:editing-duration>
    <meta:editing-cycles>3</meta:editing-cycles>
    <meta:generator>LibreOffice/5.4.2.2$Windows_x86 LibreOffice_project/22b09f6418e8c2d508a9eaf86b2399209b0990f4</meta:generator>
    <dc:date>2017-11-12T21:05:14.990000000</dc:date>
    <meta:document-statistic meta:table-count="0" meta:image-count="0" meta:object-count="0" meta:page-count="1" meta:paragraph-count="1" meta:word-count="201" meta:character-count="1603" meta:non-whitespace-character-count="1403"/>
    <meta:user-defined meta:name="Info 1"/>
    <meta:user-defined meta:name="Info 2"/>
    <meta:user-defined meta:name="Info 3"/>
    <meta:user-defined meta:name="Info 4"/>
  </office:meta>
</office:document-meta>
</file>